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officeooo:paragraph-rsid="00156c58"/>
    </style:style>
    <style:style style:name="P2" style:family="paragraph" style:parent-style-name="No_20_Spacing">
      <style:text-properties officeooo:rsid="001739b2" officeooo:paragraph-rsid="001739b2"/>
    </style:style>
    <style:style style:name="P3" style:family="paragraph" style:parent-style-name="No_20_Spacing">
      <style:text-properties officeooo:rsid="0018a026" officeooo:paragraph-rsid="0018a026"/>
    </style:style>
    <style:style style:name="P4" style:family="paragraph" style:parent-style-name="No_20_Spacing">
      <style:text-properties officeooo:paragraph-rsid="001739b2"/>
    </style:style>
    <style:style style:name="P5" style:family="paragraph" style:parent-style-name="No_20_Spacing">
      <style:paragraph-properties fo:line-height="115%" style:writing-mode="lr-tb"/>
      <style:text-properties officeooo:rsid="001aa79b" officeooo:paragraph-rsid="001aa79b"/>
    </style:style>
    <style:style style:name="P6" style:family="paragraph" style:parent-style-name="Heading_20_3">
      <style:text-properties officeooo:paragraph-rsid="001e2e9d"/>
    </style:style>
    <style:style style:name="P7" style:family="paragraph" style:parent-style-name="Text_20_body">
      <style:text-properties officeooo:paragraph-rsid="001e2e9d"/>
    </style:style>
    <style:style style:name="P8" style:family="paragraph" style:parent-style-name="Text_20_body" style:list-style-name="L2"/>
    <style:style style:name="P9" style:family="paragraph" style:parent-style-name="Standard" style:list-style-name="L1"/>
    <style:style style:name="P10" style:family="paragraph" style:parent-style-name="Standard" style:list-style-name="L3"/>
    <style:style style:name="P11" style:family="paragraph" style:parent-style-name="Standard" style:list-style-name="L4"/>
    <style:style style:name="P12" style:family="paragraph" style:parent-style-name="No_20_Spacing">
      <style:text-properties officeooo:rsid="001739b2" officeooo:paragraph-rsid="001739b2"/>
    </style:style>
    <style:style style:name="P13"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P14" style:family="paragraph" style:parent-style-name="Heading_20_2">
      <style:paragraph-properties fo:margin-left="0in" fo:margin-right="0in" fo:line-height="115%" fo:text-align="center" style:justify-single-word="false" fo:text-indent="0in" style:auto-text-indent="false"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T1" style:family="text">
      <style:text-properties officeooo:rsid="0018cc8b"/>
    </style:style>
    <style:style style:name="T2" style:family="text">
      <style:text-properties officeooo:rsid="001b7cfd"/>
    </style:style>
    <style:style style:name="T3" style:family="text">
      <style:text-properties officeooo:rsid="001d0067"/>
    </style:style>
    <style:style style:name="T4" style:family="text">
      <style:text-properties officeooo:rsid="001f6e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Criterion F: Product evaluation and future product development</text:h>
      <text:h text:style-name="P14" text:outline-level="2"/>
      <text:list xml:id="list3880717999" text:style-name="L1">
        <text:list-item>
          <text:p text:style-name="P9">Provide an easy way to orient around the different parts of the ISHR campus</text:p>
        </text:list-item>
      </text:list>
      <text:p text:style-name="P2">The application features a fullscreen integrated map layout of the school with comprehensive annotations showing all important locations. The user can see their own location as detected by the iPad in relation to the school’s building which makes it easy to orient.</text:p>
      <text:p text:style-name="P4"/>
      <text:list xml:id="list3714273288" text:style-name="L2">
        <text:list-item>
          <text:p text:style-name="P8">Include user-friendly and minimalistic GUI</text:p>
        </text:list-item>
      </text:list>
      <text:p text:style-name="P2">The view of the application is not cluttered by unnecessary obstructions to the map which is its main purpose. The interface contains only two switch buttons that give the user some control over the map view but otherwise provide the ease of navigation that is central to the application. Additionally, there is a possibility of displaying a side menu with all the locations conveniently sorted to have a better overview of what the school offers.</text:p>
      <text:p text:style-name="P1"><text:tab/></text:p>
      <text:list xml:id="list2402762851" text:style-name="L3">
        <text:list-item>
          <text:p text:style-name="P10">Provide only the most relevant information about each section of the school</text:p>
        </text:list-item>
      </text:list>
      <text:p text:style-name="P3">Each annotation for every mark contains a title and brief information about its location. This includes the building it is in and whether it is up or downstairs. <text:s/><text:span text:style-name="T4">Additionally, there is a possibility to click the info button and reveal an alert message with a more detailed description of the location. </text:span></text:p>
      <text:p text:style-name="P1"><text:tab/></text:p>
      <text:list xml:id="list3474237149" text:style-name="L4">
        <text:list-item>
          <text:p text:style-name="P11">Display the layout of the school campus in a simple manner</text:p>
        </text:list-item>
      </text:list>
      <text:p text:style-name="P3">The user has the ability to use the default home view which displays the basic layout provided by the apple maps. This forms the basis for <text:span text:style-name="T1">navigation around the school. There is also the possibility to switch to a satellite view to see the real-life view of the school campus and help the user orient in relation to real-world view. As per the client’s feedback, the school layout could benefit from a greater number of marks on the map.</text:span></text:p>
      <text:p text:style-name="P1"><text:tab/></text:p>
      <text:list xml:id="list215029105705986" text:continue-list="list3714273288" text:style-name="L2">
        <text:list-item>
          <text:p text:style-name="P8">Compatible with the school provided iPads</text:p>
        </text:list-item>
      </text:list>
      <text:p text:style-name="P5">The Xcode <text:span text:style-name="T2">IDE provides with tools that allow for the development of a GUI that is responsive and compatible with most IOS devices. Since I was aware of the specific type of device I was developing for since the beginning I made sure to cater to it specifically through the Xcode storyboard view. </text:span></text:p>
      <text:p text:style-name="P5"/>
      <text:h text:style-name="P6" text:outline-level="3">Recommendations for future development of the product</text:h>
      <text:p text:style-name="P7"><text:span text:style-name="T3">While simplicity was one of the main design features of the application, there are things that could provide more functionality to the user, even if it would mean rising the complexity. The side menu with locations could be supplemented with thumbnails of each of the places. Better yet, the whole menu could be replaced with a separate screen with a more detailed view and options, such as sorting by type or distance. This would give the user a better overview of each of the sections. The map itself could be developed further, from the default map view into custom building layout. This could be done using the newly released </text:span><text:bookmark text:name="indoor-mapping-data-format"/>Indoor Mapping Data Format. <text:span text:style-name="T4">This would allow to use a floor plan in an appropriate format and load it in the map environment for more detail about each room. The accuracy of the location could also be improved by utilizing the Apple iBeacon technology for </text:span><text:soft-page-break/><text:span text:style-name="T4">indoor positioning. Both of these suggestions for future improvement would benefit the user with a smoother and more enjoyable experience. The client would benefit because there would be no ambiguity about the location of any room since access to where it is would be much easier and preci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3pt" fo:language="en" fo:country="US" fo:font-weight="bold" style:font-size-asian="13pt" style:language-asian="en" style:country-asian="US" style:font-weight-asian="bold" style:font-name-complex="Times New Roman"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weight="bold" style:font-size-asian="11pt" style:language-asian="en" style:country-asian="US" style:font-weight-asian="bold" style:font-name-complex="Times New Roman"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0pt" fo:language="en" fo:country="US" fo:font-style="italic" style:font-size-asian="10pt" style:language-asian="en" style:country-asian="US" style:font-style-asian="italic" style:font-name-complex="Times New Roman"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swiss" fo:font-size="9pt" fo:language="en" fo:country="US" fo:font-weight="bold" style:font-size-asian="9pt" style:language-asian="en" style:country-asian="US" style:font-weight-asian="bold" style:font-name-complex="Times New Roman"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swiss" fo:font-size="26pt" fo:letter-spacing="0.0035in" fo:language="en" fo:country="US" style:letter-kerning="true" style:font-size-asian="26pt" style:language-asian="en" style:country-asian="US" style:font-name-complex="Times New Roman"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swiss" fo:font-size="12pt" fo:letter-spacing="0.0102in" fo:language="en" fo:country="US" fo:font-style="italic" style:font-size-asian="12pt" style:language-asian="en" style:country-asian="US" style:font-style-asian="italic" style:font-name-complex="Times New Roman"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swiss" fo:font-size="10pt" fo:language="en" fo:country="GB" style:font-size-asian="10pt" style:language-asian="en" style:country-asian="GB" style:font-name-complex="Times New Roman"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fo:font-weight="bold" style:font-size-asian="10pt" style:language-asian="en" style:country-asian="US" style:font-weight-asian="bold" style:font-name-complex="Times New Roman" style:font-family-complex="'Times New Roman'" style:font-family-generic-complex="system" style:font-pitch-complex="variable" style:font-size-complex="10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swiss"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swiss"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swiss"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swiss"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swiss"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swiss"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swiss"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swiss"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swiss"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4-06T13:20:00</meta:creation-date>
    <dc:date>2019-01-17T21:50:26.878071760</dc:date>
    <meta:editing-cycles>10</meta:editing-cycles>
    <meta:editing-duration>PT17M28S</meta:editing-duration>
    <dc:creator>Samuel Engel</dc:creator>
    <meta:generator>LibreOffice/6.1.2.1$MacOSX_X86_64 LibreOffice_project/65905a128db06ba48db947242809d14d3f9a93fe</meta:generator>
    <meta:document-statistic meta:table-count="0" meta:image-count="0" meta:object-count="0" meta:page-count="2" meta:paragraph-count="16" meta:word-count="570" meta:character-count="3341" meta:non-whitespace-character-count="2782"/>
    <meta:user-defined meta:name="Company"> </meta:user-defined>
    <meta:user-defined meta:name="Operator">RichardT</meta:user-defined>
  </office:meta>
</office:document-meta>
</file>